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1"/>
      <text:p text:style-name="P44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3"/>
      <text:p text:style-name="P5">S/n: <text:span text:style-name="T28"><text:s/></text:span><text:span text:style-name="T20">$</text:span><text:span text:style-name="T12">allSerial </text:span></text:p>
      <text:p text:style-name="P9"/>
      <text:p text:style-name="P6">Measurement limits:</text:p>
      <text:p text:style-name="P7"><text:span text:style-name="T13">0.1 </text:span><text:span text:style-name="T14">µ</text:span><text:span text:style-name="T13">Sv/h – 1.0 Sv/h</text:span></text:p>
      <text:p text:style-name="P10"/>
      <text:p text:style-name="P6">Measurement error:</text:p>
      <text:p text:style-name="P4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4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4"/>
      <text:p text:style-name="P6">Operating conditions: </text:p>
      <text:p text:style-name="P52"><text:span text:style-name="T16">- <text:s/>Air temperature<text:tab/></text:span><text:span text:style-name="T27"><text:tab/><text:tab/><text:tab/>+</text:span><text:span text:style-name="T16">$temp</text:span><text:span text:style-name="T27"> °</text:span><text:span text:style-name="T16">C</text:span></text:p>
      <text:p text:style-name="P53">- <text:s/>Atmospheric pressure<text:tab/><text:tab/><text:tab/>98,5 kPa</text:p>
      <text:p text:style-name="P53">- <text:s/>Relative humidity<text:tab/><text:tab/><text:tab/><text:tab/>$vlag %</text:p>
      <text:p text:style-name="P54">- <text:s/>Gamma radiation background<text:tab/><text:tab/>$bground <text:s/>nSv/h</text:p>
      <text:p text:style-name="Standard"><text:span text:style-name="Знак_20_примечания"/></text:p>
      <text:p text:style-name="P46"><text:span text:style-name="Знак_20_примечания"><text:span text:style-name="T32">$facility_13+11eng;</text:span></text:span></text:p>
      <text:p text:style-name="P46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 </text:span><text:span text:style-name="T10">(</text:span><text:span text:style-name="T40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7">Dose rate measurement</text:p>
            <text:p text:style-name="P31"><text:span text:style-name="T10">at check point</text:span>,</text:p>
            <text:p text:style-name="P31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20"><text:span text:style-name="T33">Relative standard deviation</text:span>,</text:p>
            <text:p text:style-name="P20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 </text:span><text:span text:style-name="T10">(</text:span><text:span text:style-name="T40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2">Actual dose value</text:span><text:span text:style-name="T1">,</text:span>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i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18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18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50:24.22</dc:date>
    <meta:editing-duration>P3DT9H13M40S</meta:editing-duration>
    <meta:editing-cycles>426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703"/>
  </office:meta>
</office:document-meta>
</file>